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Progress_5f_2-title">
      <style:graphic-properties draw:auto-grow-height="true" fo:min-height="5.911cm"/>
    </style:style>
    <style:style style:name="pr2" style:family="presentation" style:parent-style-name="Progress_5f_2-subtitle">
      <style:graphic-properties draw:fill-color="#ffffff" draw:auto-grow-height="true" fo:min-height="2.277cm"/>
    </style:style>
    <style:style style:name="pr3" style:family="presentation" style:parent-style-name="Progress_5f_2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507cm"/>
    </style:style>
    <style:style style:name="pr5" style:family="presentation" style:parent-style-name="Standard_20_1-outline1">
      <style:graphic-properties fo:min-height="11.93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-title">
      <style:graphic-properties draw:auto-grow-height="true" fo:min-height="3.507cm"/>
    </style:style>
    <style:style style:name="pr8" style:family="presentation" style:parent-style-name="Standard-outline1">
      <style:graphic-properties fo:min-height="11.93cm"/>
    </style:style>
    <style:style style:name="pr9" style:family="presentation" style:parent-style-name="Standard-notes">
      <style:graphic-properties draw:fill-color="#ffffff" draw:auto-grow-height="true" fo:min-height="13.364cm"/>
    </style:style>
    <style:style style:name="pr10" style:family="presentation" style:parent-style-name="Standard_20_2-title">
      <style:graphic-properties draw:auto-grow-height="true" fo:min-height="3.507cm"/>
    </style:style>
    <style:style style:name="pr11" style:family="presentation" style:parent-style-name="Standard_20_2-outline1">
      <style:graphic-properties fo:min-height="11.93cm"/>
    </style:style>
    <style:style style:name="pr12" style:family="presentation" style:parent-style-name="Standard_20_2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50pt" fo:font-style="italic" style:font-size-asian="50pt" style:font-style-asian="italic" style:font-size-complex="50pt" style:font-style-complex="italic"/>
    </style:style>
    <style:style style:name="P5" style:family="paragraph">
      <style:paragraph-properties fo:text-align="start"/>
      <style:text-properties fo:font-size="50pt" fo:font-style="italic" style:font-size-asian="50pt" style:font-style-asian="italic" style:font-size-complex="50pt" style:font-style-complex="italic"/>
    </style:style>
    <style:style style:name="P6" style:family="paragraph">
      <style:paragraph-properties fo:text-align="center"/>
      <style:text-properties fo:font-size="30pt" fo:font-style="italic" style:font-size-asian="30pt" style:font-style-asian="italic" style:font-size-complex="30pt" style:font-style-complex="italic"/>
    </style:style>
    <style:style style:name="P7" style:family="paragraph">
      <style:paragraph-properties fo:text-align="start"/>
      <style:text-properties fo:font-size="30pt" fo:font-style="italic" style:font-size-asian="30pt" style:font-style-asian="italic" style:font-size-complex="30pt" style:font-style-complex="italic"/>
    </style:style>
    <style:style style:name="P8" style:family="paragraph">
      <style:paragraph-properties fo:text-align="center"/>
      <style:text-properties fo:font-size="50pt" style:font-size-asian="50pt" style:font-size-complex="50pt"/>
    </style:style>
    <style:style style:name="P9" style:family="paragraph">
      <style:text-properties fo:font-size="50pt" style:font-size-asian="50pt" style:font-size-complex="50pt"/>
    </style:style>
    <style:style style:name="P10" style:family="paragraph">
      <style:text-properties fo:font-size="50pt" fo:font-style="italic" style:font-size-asian="50pt" style:font-style-asian="italic" style:font-size-complex="50pt" style:font-style-complex="italic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  <style:text-properties fo:font-size="40pt" fo:font-style="italic" style:font-size-asian="40pt" style:font-style-asian="italic" style:font-size-complex="40pt" style:font-style-complex="italic"/>
    </style:style>
    <style:style style:name="P13" style:family="paragraph">
      <style:paragraph-properties fo:text-align="start"/>
      <style:text-properties fo:font-size="30pt" fo:font-style="normal" style:font-size-asian="30pt" style:font-style-asian="normal" style:font-size-complex="30pt" style:font-style-complex="normal"/>
    </style:style>
    <style:style style:name="P14" style:family="paragraph">
      <style:text-properties style:font-size-asian="30pt" style:font-style-asian="normal" style:font-size-complex="30pt" style:font-style-complex="normal"/>
    </style:style>
    <style:style style:name="T1" style:family="text">
      <style:text-properties style:text-outline="false" style:text-line-through-style="none" style:text-line-through-type="none" style:font-name="Arial" fo:font-size="5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AR PL SungtiL GB" style:font-size-asian="50pt" style:language-asian="zh" style:country-asian="CN" style:font-style-asian="italic" style:font-weight-asian="normal" style:font-name-complex="Arial" style:font-size-complex="5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5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50pt" style:language-asian="zh" style:country-asian="CN" style:font-style-asian="normal" style:font-weight-asian="normal" style:font-name-complex="Arial" style:font-size-complex="5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3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AR PL SungtiL GB" style:font-size-asian="30pt" style:language-asian="zh" style:country-asian="CN" style:font-style-asian="italic" style:font-weight-asian="normal" style:font-name-complex="Arial" style:font-size-complex="3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Arial" fo:font-size="3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30pt" style:language-asian="zh" style:country-asian="CN" style:font-style-asian="normal" style:font-weight-asian="normal" style:font-name-complex="Arial" style:font-size-complex="3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Arial" fo:font-size="4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AR PL SungtiL GB" style:font-size-asian="40pt" style:language-asian="zh" style:country-asian="CN" style:font-style-asian="italic" style:font-weight-asian="normal" style:font-name-complex="Arial" style:font-size-complex="4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28pt" style:language-asian="zh" style:country-asian="CN" style:font-style-asian="normal" style:font-weight-asian="normal" style:font-name-complex="Aria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Arial" fo:font-size="2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28pt" style:language-asian="zh" style:country-asian="CN" style:font-style-asian="normal" style:font-weight-asian="bold" style:font-name-complex="Arial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Arial" fo:font-size="28pt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AR PL SungtiL GB" style:font-size-asian="28pt" style:language-asian="zh" style:country-asian="CN" style:font-style-asian="normal" style:font-weight-asian="bold" style:font-name-complex="Arial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 PL SungtiL GB" style:font-size-asian="28pt" style:language-asian="zh" style:country-asian="CN" style:font-style-asian="normal" style:font-weight-asian="normal" style:font-name-complex="Aria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.</presentation:footer-decl>
      <presentation:date-time-decl presentation:name="dtd1" presentation:source="current-date" style:data-style-name="D8"/>
      <draw:page draw:name="page1" draw:style-name="dp1" draw:master-page-name="Progress_5f_2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layer="layout" svg:width="25.192cm" svg:height="5.911cm" draw:transform="rotate (0.18762289458939) translate (1.05cm 10.736cm)" presentation:class="title" presentation:user-transformed="true">
          <draw:text-box>
            <text:p>Early Evaluation</text:p>
          </draw:text-box>
        </draw:frame>
        <draw:frame presentation:style-name="pr2" draw:text-style-name="P2" draw:layer="layout" svg:width="24.632cm" svg:height="2.277cm" draw:transform="skewX (-3.31939625097833E-017) rotate (0.186401164112994) translate (1.708cm 15.366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192cm" svg:height="3.507cm" draw:transform="rotate (0.188670092140587) translate (0.286cm 1.885cm)" presentation:class="title" presentation:user-transformed="true">
          <draw:text-box>
            <text:p>Comment 1<text:tab/></text:p>
          </draw:text-box>
        </draw:frame>
        <draw:frame presentation:style-name="pr5" draw:text-style-name="P4" draw:layer="layout" svg:width="24.631cm" svg:height="12.183cm" svg:x="1.398cm" svg:y="5.614cm" presentation:class="outline" presentation:user-transformed="true">
          <draw:text-box>
            <text:p text:style-name="P4"><text:span text:style-name="T1">Teach for comprehensions </text:span></text:p>
            <text:p text:style-name="P4"><text:span text:style-name="T1">for more than a few minutes</text:span></text:p>
            <text:p text:style-name="P4"><text:span text:style-name="T1"/></text:p>
            <text:list text:style-name="L2">
              <text:list-item>
                <text:p text:style-name="P5"><text:span text:style-name="T2">Asked Anders to do in ADPRO </text:span><text:span text:style-name="T2">Cafe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 xml:id="id3" draw:id="id3">
        <office:forms form:automatic-focus="false" form:apply-design-mode="false"/>
        <draw:frame presentation:style-name="pr4" draw:layer="layout" svg:width="25.192cm" svg:height="3.507cm" draw:transform="rotate (0.188670092140587) translate (0.286cm 1.885cm)" presentation:class="title" presentation:user-transformed="true">
          <draw:text-box>
            <text:p>Comment 2<text:tab/></text:p>
          </draw:text-box>
        </draw:frame>
        <draw:frame presentation:style-name="pr5" draw:text-style-name="P6" draw:layer="layout" svg:width="24.631cm" svg:height="12.183cm" svg:x="1.398cm" svg:y="5.614cm" presentation:class="outline" presentation:user-transformed="true">
          <draw:text-box>
            <text:p text:style-name="P6"><text:span text:style-name="T3">Focus on exam format</text:span></text:p>
            <text:p text:style-name="P6"><text:span text:style-name="T3">–</text:span></text:p>
            <text:p text:style-name="P6"><text:span text:style-name="T3">I would like at the exercise session to go through </text:span><text:span text:style-name="T3">previous exam questions together with the TA</text:span></text:p>
            <text:p text:style-name="P6"><text:span text:style-name="T3"/></text:p>
            <text:list text:style-name="L2">
              <text:list-item>
                <text:p text:style-name="P7"><text:span text:style-name="T4">Homeworks / exercises</text:span></text:p>
              </text:list-item>
              <text:list-item>
                <text:p text:style-name="P7"><text:span text:style-name="T4">Example exams released!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 xml:id="id4" draw:id="id4">
        <office:forms form:automatic-focus="false" form:apply-design-mode="false"/>
        <draw:frame presentation:style-name="pr7" draw:layer="layout" svg:width="25.192cm" svg:height="3.507cm" draw:transform="rotate (0.188670092140587) translate (0.288cm 2.724cm)" presentation:class="title" presentation:user-transformed="true">
          <draw:text-box>
            <text:p>Comment 3</text:p>
          </draw:text-box>
        </draw:frame>
        <draw:frame presentation:style-name="pr8" draw:text-style-name="P10" draw:layer="layout" svg:width="24.631cm" svg:height="10.915cm" svg:x="1.399cm" svg:y="6.615cm" presentation:class="outline" presentation:user-transformed="true">
          <draw:text-box>
            <text:p text:style-name="P8"><text:span text:style-name="T5">Show practical uses of implemented </text:span><text:span text:style-name="T5">functions when they are implemented, to </text:span><text:span text:style-name="T5">give motivation</text:span></text:p>
            <text:list text:style-name="L2">
              <text:list-header>
                <text:p text:style-name="P9"><text:span text:style-name="T4"/></text:p>
              </text:list-header>
              <text:list-item>
                <text:p text:style-name="P9"><text:span text:style-name="T4">Scalatest was first example</text:span></text:p>
              </text:list-item>
              <text:list-item>
                <text:p text:style-name="P9"><text:span text:style-name="T4">Spark (next week)</text:span></text:p>
              </text:list-item>
              <text:list-item>
                <text:p text:style-name="P9"><text:span text:style-name="T4">Figaro (after fall break)</text:span></text:p>
              </text:list-item>
              <text:list-item>
                <text:p text:style-name="P9"><text:span text:style-name="T4">Par, Parsing later … 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 xml:id="id5" draw:id="id5">
        <office:forms form:automatic-focus="false" form:apply-design-mode="false"/>
        <draw:frame presentation:style-name="pr7" draw:layer="layout" svg:width="25.192cm" svg:height="3.507cm" draw:transform="rotate (0.188670092140587) translate (0.288cm 2.724cm)" presentation:class="title" presentation:user-transformed="true">
          <draw:text-box>
            <text:p>Comment 4</text:p>
          </draw:text-box>
        </draw:frame>
        <draw:frame presentation:style-name="pr8" draw:text-style-name="P10" draw:layer="layout" svg:width="24.631cm" svg:height="10.915cm" svg:x="1.399cm" svg:y="6.615cm" presentation:class="outline" presentation:user-transformed="true">
          <draw:text-box>
            <text:p text:style-name="P4"><text:span text:style-name="T1">ZF should fullscreen his slides</text:span></text:p>
            <text:p text:style-name="P4"><text:span text:style-name="T1"/></text:p>
            <text:list text:style-name="L2">
              <text:list-item>
                <text:p text:style-name="P5"><text:span text:style-name="T4">I told him :)</text:span></text:p>
              </text:list-item>
              <text:list-item>
                <text:p text:style-name="P5"><text:span text:style-name="T4">You do not need to wait until eval to tell me problems </text:span><text:span text:style-name="T4">like this! :)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5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2" presentation:presentation-page-layout-name="AL2T1" presentation:use-date-time-name="dtd1" xml:id="id6" draw:id="id6">
        <office:forms form:automatic-focus="false" form:apply-design-mode="false"/>
        <draw:frame presentation:style-name="pr10" draw:layer="layout" svg:width="25.192cm" svg:height="3.507cm" draw:transform="rotate (0.188670092140587) translate (0.286cm 5.223cm)" presentation:class="title" presentation:user-transformed="true">
          <draw:text-box>
            <text:p>Comment 5</text:p>
          </draw:text-box>
        </draw:frame>
        <draw:frame presentation:style-name="pr11" draw:text-style-name="P12" draw:layer="layout" svg:width="24.631cm" svg:height="7.986cm" svg:x="1.68cm" svg:y="9.814cm" presentation:class="outline" presentation:user-transformed="true">
          <draw:text-box>
            <text:p text:style-name="P12"><text:span text:style-name="T5">The bitbucket is very annoying. I'd rather </text:span><text:span text:style-name="T5">have the contents on learnit and create </text:span><text:span text:style-name="T5">myself my own repo. I have a lot of trouble </text:span><text:span text:style-name="T5">working with it and have my colleagues </text:span><text:span text:style-name="T5">onboard.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presentation:use-date-time-name="dtd1" xml:id="id7" draw:id="id7">
        <office:forms form:automatic-focus="false" form:apply-design-mode="false"/>
        <draw:frame presentation:style-name="pr4" draw:layer="layout" svg:width="25.192cm" svg:height="3.507cm" draw:transform="rotate (0.188670092140587) translate (0.286cm 1.885cm)" presentation:class="title" presentation:user-transformed="true">
          <draw:text-box>
            <text:p>Git 101 :)</text:p>
          </draw:text-box>
        </draw:frame>
        <draw:frame presentation:style-name="pr5" draw:text-style-name="P13" draw:layer="layout" svg:width="24.631cm" svg:height="12.183cm" svg:x="1.398cm" svg:y="5.614cm" presentation:class="outline" presentation:user-transformed="true">
          <draw:text-box>
            <text:list text:style-name="L2">
              <text:list-item>
                <text:p text:style-name="P13"><text:span text:style-name="T6">I did not know that this is version control course ;) </text:span><text:span text:style-name="T6">Here you go!</text:span></text:p>
              </text:list-item>
              <text:list-item>
                <text:p text:style-name="P13"><text:span text:style-name="T6">Create your own git repo (empty)</text:span></text:p>
              </text:list-item>
              <text:list-item>
                <text:p text:style-name="P13"><text:span text:style-name="T6">Clone your own git repo </text:span></text:p>
              </text:list-item>
              <text:list-item>
                <text:p text:style-name="P13"><text:span text:style-name="T6">(share it with your collaborators)</text:span></text:p>
              </text:list-item>
              <text:list-item>
                <text:p><text:span text:style-name="T7">git remote set-url --add adpro</text:span><text:span text:style-name="T6"> </text:span><text:span text:style-name="T7">http://course-repo</text:span></text:p>
              </text:list-item>
              <text:list-item>
                <text:p text:style-name="P13"><text:span text:style-name="T8">git pull adpro</text:span><text:span text:style-name="T9"> or </text:span><text:span text:style-name="T7">git pull adpro --rebase</text:span><text:span text:style-name="T6"> </text:span></text:p>
              </text:list-item>
              <text:list-item>
                <text:p text:style-name="P13"><text:span text:style-name="T6">Make solutions in your clone and commit them</text:span></text:p>
              </text:list-item>
              <text:list-item>
                <text:p text:style-name="P13"><text:span text:style-name="T7">git push origin master </text:span></text:p>
                <text:list>
                  <text:list-item>
                    <text:p text:style-name="P14"><text:span text:style-name="T6">(only push to your origin, this should be setup as </text:span><text:span text:style-name="T6">your default remote)</text:span></text:p>
                  </text:list-item>
                </text:list>
              </text:list-item>
              <text:list-item>
                <text:p text:style-name="P13"><text:span text:style-name="T6">To update from your collaborators: </text:span><text:span text:style-name="T7">git pull origin</text:span></text:p>
              </text:list-item>
              <text:list-item>
                <text:p text:style-name="P13"><text:span text:style-name="T6">To update from the teachers: </text:span><text:span text:style-name="T7">git pull adpro</text:span>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/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7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9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9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8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9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9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9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9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9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9cm" fo:text-indent="0cm"/>
      <style:text-properties fo:font-size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9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8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9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9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9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9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9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6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align="start" fo:text-indent="0cm"/>
      <style:text-properties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3cm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loext:graphic-properties draw:fill-color="#c0c0c0"/>
    </style:style>
    <style:style style:name="MP7" style:family="paragraph">
      <loext:graphic-properties draw:fill-color="#b4d435"/>
      <style:paragraph-properties fo:text-align="center"/>
    </style:style>
    <style:style style:name="MP8" style:family="paragraph">
      <loext:graphic-properties draw:fill-color="#88aa00"/>
      <style:paragraph-properties fo:text-align="center"/>
    </style:style>
    <style:style style:name="MP9" style:family="paragraph">
      <loext:graphic-properties draw:fill="solid" draw:fill-color="#c0c0c0"/>
    </style:style>
    <style:style style:name="MP10" style:family="paragraph">
      <loext:graphic-properties draw:fill="none" draw:fill-color="#ffffff"/>
      <style:text-properties style:font-name="Roboto Bk" fo:font-size="80pt" fo:font-weight="normal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fo:font-size="26pt" fo:font-weight="normal"/>
    </style:style>
    <style:style style:name="MT4" style:family="text">
      <style:text-properties style:font-name="Roboto Bk" fo:font-size="80pt" fo:font-weight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Progress_5f_2" style:display-name="Progress_2" style:page-layout-name="PM1" draw:style-name="Mdp1">
      <draw:polygon presentation:style-name="Mpr1" draw:text-style-name="MP5" draw:layer="backgroundobjects" svg:width="27.99cm" svg:height="15.751cm" svg:x="0cm" svg:y="0cm" svg:viewBox="0 0 27991 15752" draw:points="0,15752 0,0 27991,0 27991,10417">
        <text:p/>
      </draw:polygon>
      <draw:frame presentation:style-name="Mpr2" draw:layer="backgroundobjects" svg:width="25.192cm" svg:height="3.507cm" draw:transform="rotate (0.188670092140587) translate (1.295cm 12.031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32cm" svg:height="12.183cm" draw:transform="skewX (2.48246377535412E-017) rotate (0.188670092140587) translate (0.757cm 15.733cm)" presentation:class="outline" presentation:placeholder="true">
        <draw:text-box/>
      </draw:frame>
      <draw:frame presentation:style-name="Mpr3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presentation:style-name="Mpr6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6" draw:text-style-name="MP5" draw:layer="backgroundobjects" svg:width="27.99cm" svg:height="5.59cm" svg:x="0cm" svg:y="0cm" svg:viewBox="0 0 27991 5591" draw:points="0,5591 0,0 27991,0 27991,255">
        <text:p/>
      </draw:polygon>
      <draw:frame presentation:style-name="Standard_20_1-title" draw:layer="backgroundobjects" svg:width="25.192cm" svg:height="3.507cm" draw:transform="rotate (0.188670092140587) translate (0.189cm 1.791cm)" presentation:class="title" presentation:placeholder="true">
        <draw:text-box/>
      </draw:frame>
      <draw:frame presentation:style-name="Standard_20_1-outline1" draw:layer="backgroundobjects" svg:width="24.631cm" svg:height="12.183cm" svg:x="1.398cm" svg:y="5.614cm" presentation:class="outline" presentation:placeholder="true">
        <draw:text-box/>
      </draw:frame>
      <draw:frame presentation:style-name="Mpr7" draw:text-style-name="MP4" draw:layer="backgroundobjects" svg:width="7.997cm" svg:height="1.45cm" svg:x="19.493cm" svg:y="18.205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6.998cm" svg:height="1.45cm" svg:x="20.493cm" svg:y="17.004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presentation:style-name="Mpr10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11" draw:text-style-name="MP6" draw:layer="backgroundobjects" svg:width="27.99cm" svg:height="19.481cm" svg:x="0cm" svg:y="1.524cm" svg:viewBox="0 0 27991 19482" draw:points="0,19482 508,19482 27991,14228 27991,0 0,5336">
        <text:p/>
      </draw:polygon>
      <draw:polygon presentation:style-name="Mpr10" draw:text-style-name="MP5" draw:layer="backgroundobjects" svg:width="27.991cm" svg:height="6.351cm" svg:x="0cm" svg:y="0cm" svg:viewBox="0 0 27992 6352" draw:points="1,6352 0,0 27991,0 27992,1016">
        <text:p/>
      </draw:polygon>
      <draw:frame presentation:style-name="Standard-title" draw:layer="backgroundobjects" svg:width="25.192cm" svg:height="3.507cm" draw:transform="rotate (0.188670092140587) translate (0.195cm 2.631cm)" presentation:class="title" presentation:placeholder="true">
        <draw:text-box/>
      </draw:frame>
      <draw:frame presentation:style-name="Standard-outline1" draw:layer="backgroundobjects" svg:width="24.631cm" svg:height="12.183cm" svg:x="1.399cm" svg:y="6.615cm" presentation:class="outline" presentation:placeholder="true">
        <draw:text-box/>
      </draw:frame>
      <draw:frame presentation:style-name="Mpr12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9.146cm" svg:x="0cm" svg:y="0cm" svg:viewBox="0 0 27991 9147" draw:points="0,9147 0,0 27991,0 27991,3789">
        <text:p/>
      </draw:polygon>
      <draw:polygon presentation:style-name="Mpr15" draw:text-style-name="MP7" draw:layer="backgroundobjects" svg:width="24.092cm" svg:height="4.743cm" svg:x="3.897cm" svg:y="16.26cm" svg:viewBox="0 0 24093 4744" draw:points="0,4744 24092,4744 24093,0">
        <text:p/>
      </draw:polygon>
      <draw:frame presentation:style-name="Standard_20_2-title" draw:layer="backgroundobjects" svg:width="25.192cm" svg:height="3.507cm" draw:transform="rotate (0.188670092140587) translate (0.192cm 5.129cm)" presentation:class="title" presentation:placeholder="true">
        <draw:text-box/>
      </draw:frame>
      <draw:frame presentation:style-name="Mpr17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8" draw:text-style-name="MP9" draw:layer="backgroundobjects" svg:width="26.312cm" svg:height="9.537cm" draw:transform="skewX (0.000349065850398843) rotate (0.188495559215388) translate (0.18cm 10.451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0" draw:layer="backgroundobjects" svg:width="1.777cm" svg:height="3.643cm" svg:x="0.761cm" svg:y="10.224cm">
        <draw:text-box>
          <text:p><text:span text:style-name="MT4">“</text:span></text:p>
        </draw:text-box>
      </draw:frame>
      <draw:frame draw:style-name="Mgr3" draw:text-style-name="MP10" draw:layer="backgroundobjects" svg:width="1.777cm" svg:height="3.643cm" svg:x="25.591cm" svg:y="13.033cm">
        <draw:text-box>
          <text:p><text:span text:style-name="MT4">”</text:span></text:p>
        </draw:text-box>
      </draw:frame>
      <draw:frame presentation:style-name="Standard_20_2-outline1" draw:layer="backgroundobjects" svg:width="24.631cm" svg:height="12.183cm" svg:x="1.68cm" svg:y="9.814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3T10:58:23.472474323</meta:creation-date>
    <meta:editing-duration>PT16M49S</meta:editing-duration>
    <meta:editing-cycles>4</meta:editing-cycles>
    <meta:generator>LibreOffice/6.0.7.3$Linux_X86_64 LibreOffice_project/00m0$Build-3</meta:generator>
    <dc:title>Progress</dc:title>
    <dc:date>2019-10-03T11:37:21.509528489</dc:date>
    <meta:document-statistic meta:object-count="97"/>
  </office:meta>
</office:document-meta>
</file>